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1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8cm" fo:break-before="auto" style:use-optimal-row-height="true"/>
    </style:style>
    <style:style style:name="ro3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fo:border-left="0.002cm solid #000000" fo:border-right="0.002cm solid #000000" fo:border-top="none"/>
    </style:style>
    <style:style style:name="ce2" style:family="table-cell" style:parent-style-name="Default">
      <style:table-cell-properties fo:background-color="#99ccff" fo:border="0.002cm solid #000000"/>
    </style:style>
    <style:style style:name="ce3" style:family="table-cell" style:parent-style-name="Default">
      <style:table-cell-properties fo:border="0.002cm solid #000000"/>
    </style:style>
    <style:style style:name="ce4" style:family="table-cell" style:parent-style-name="Default">
      <style:table-cell-properties fo:border-bottom="none" fo:background-color="#99ccff" fo:border-left="0.002cm solid #000000" fo:border-right="0.002cm solid #000000" fo:border-top="0.002cm solid #000000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9966"/>
    </style:style>
    <style:style style:name="ce7" style:family="table-cell" style:parent-style-name="Default">
      <style:table-cell-properties fo:background-color="#83ca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02cm solid #000000"/>
      <style:paragraph-properties fo:text-align="end" fo:margin-left="0cm"/>
    </style:style>
    <style:style style:name="ce9" style:family="table-cell" style:parent-style-name="Default">
      <style:table-cell-properties fo:border-bottom="none" fo:border-left="0.002cm solid #000000" fo:border-right="0.002cm solid #000000" fo:border-top="0.002cm solid #000000"/>
    </style:style>
    <style:style style:name="ce10" style:family="table-cell" style:parent-style-name="Default">
      <style:table-cell-properties fo:background-color="#ff9966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 style:data-style-name="N0"/>
    <style:style style:name="ce12" style:family="table-cell" style:parent-style-name="Default">
      <style:table-cell-properties fo:background-color="transparent"/>
    </style:style>
    <style:style style:name="ce13" style:family="table-cell" style:parent-style-name="Default">
      <style:table-cell-properties fo:background-color="#83caff"/>
      <style:text-properties fo:font-size="13pt" fo:font-weight="bold" style:font-size-asian="13pt" style:font-weight-asian="bold" style:font-size-complex="13pt" style:font-weight-complex="bold"/>
    </style:style>
    <style:style style:name="ce14" style:family="table-cell" style:parent-style-name="Default">
      <style:table-cell-properties fo:background-color="#ff9966"/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ce6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1019" table:default-cell-style-name="Default"/>
        <table:table-row table:style-name="ro1">
          <table:table-cell table:style-name="ce1"/>
          <table:table-cell table:style-name="ce7" office:value-type="string">
            <text:p>X</text:p>
          </table:table-cell>
          <table:table-cell table:style-name="ce7" office:value-type="string">
            <text:p>Y</text:p>
          </table:table-cell>
          <table:table-cell table:style-name="ce7" office:value-type="string">
            <text:p>Z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0_1</text:p>
          </table:table-cell>
          <table:table-cell table:style-name="ce1" office:value-type="float" office:value="2.305791">
            <text:p>2,305791</text:p>
          </table:table-cell>
          <table:table-cell table:style-name="ce1" office:value-type="float" office:value="1.870323">
            <text:p>1,870323</text:p>
          </table:table-cell>
          <table:table-cell table:style-name="ce1" office:value-type="float" office:value="1.82669">
            <text:p>1,82669</text:p>
          </table:table-cell>
          <table:table-cell/>
          <table:table-cell table:style-name="ce13" office:value-type="string">
            <text:p>Alt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0_2</text:p>
          </table:table-cell>
          <table:table-cell table:style-name="ce3" office:value-type="float" office:value="2.382032">
            <text:p>2,382032</text:p>
          </table:table-cell>
          <table:table-cell table:style-name="ce3" office:value-type="float" office:value="1.948732">
            <text:p>1,948732</text:p>
          </table:table-cell>
          <table:table-cell table:style-name="ce3" office:value-type="float" office:value="1.38857">
            <text:p>1,38857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2" office:value-type="string">
            <text:p>0_3</text:p>
          </table:table-cell>
          <table:table-cell table:style-name="ce3" office:value-type="float" office:value="2.311811">
            <text:p>2,311811</text:p>
          </table:table-cell>
          <table:table-cell table:style-name="ce3" office:value-type="float" office:value="1.915198">
            <text:p>1,915198</text:p>
          </table:table-cell>
          <table:table-cell table:style-name="ce3" office:value-type="float" office:value="0.7987434">
            <text:p>0,7987434</text:p>
          </table:table-cell>
          <table:table-cell table:number-columns-repeated="1020"/>
        </table:table-row>
        <table:table-row table:style-name="ro1">
          <table:table-cell table:style-name="ce3" table:number-columns-repeated="4"/>
          <table:table-cell table:number-columns-repeated="1020"/>
        </table:table-row>
        <table:table-row table:style-name="ro1">
          <table:table-cell table:style-name="ce2" office:value-type="string">
            <text:p>X0_1</text:p>
          </table:table-cell>
          <table:table-cell table:style-name="ce3" office:value-type="float" office:value="1.835726">
            <text:p>1,835726</text:p>
          </table:table-cell>
          <table:table-cell table:style-name="ce3" office:value-type="float" office:value="1.866501">
            <text:p>1,866501</text:p>
          </table:table-cell>
          <table:table-cell table:style-name="ce3" office:value-type="float" office:value="1.968529">
            <text:p>1,968529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X0_2</text:p>
          </table:table-cell>
          <table:table-cell table:style-name="ce3" office:value-type="float" office:value="1.453598">
            <text:p>1,453598</text:p>
          </table:table-cell>
          <table:table-cell table:style-name="ce3" office:value-type="float" office:value="1.914162">
            <text:p>1,914162</text:p>
          </table:table-cell>
          <table:table-cell table:style-name="ce3" office:value-type="float" office:value="1.978124">
            <text:p>1,97812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X0_3</text:p>
          </table:table-cell>
          <table:table-cell table:style-name="ce3" office:value-type="float" office:value="0.7558444">
            <text:p>0,7558444</text:p>
          </table:table-cell>
          <table:table-cell table:style-name="ce3" office:value-type="float" office:value="1.94404">
            <text:p>1,94404</text:p>
          </table:table-cell>
          <table:table-cell table:style-name="ce3" office:value-type="float" office:value="1.983885">
            <text:p>1,983885</text:p>
          </table:table-cell>
          <table:table-cell table:number-columns-repeated="1020"/>
        </table:table-row>
        <table:table-row table:style-name="ro1">
          <table:table-cell table:style-name="ce3" table:number-columns-repeated="4"/>
          <table:table-cell table:number-columns-repeated="1020"/>
        </table:table-row>
        <table:table-row table:style-name="ro1">
          <table:table-cell table:style-name="ce2" office:value-type="string">
            <text:p>X1_1</text:p>
          </table:table-cell>
          <table:table-cell table:style-name="ce8" office:value-type="float" office:value="1.824389">
            <text:p>1,824389</text:p>
          </table:table-cell>
          <table:table-cell table:style-name="ce8" office:value-type="float" office:value="1.890098">
            <text:p>1,890098</text:p>
          </table:table-cell>
          <table:table-cell table:style-name="ce8" office:value-type="float" office:value="1.465457">
            <text:p>1,465457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X1_2</text:p>
          </table:table-cell>
          <table:table-cell table:style-name="ce3" office:value-type="float" office:value="1.323221">
            <text:p>1,323221</text:p>
          </table:table-cell>
          <table:table-cell table:style-name="ce3" office:value-type="float" office:value="2.022079">
            <text:p>2,022079</text:p>
          </table:table-cell>
          <table:table-cell table:style-name="ce3" office:value-type="float" office:value="1.459002">
            <text:p>1,459002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X1_3</text:p>
          </table:table-cell>
          <table:table-cell table:style-name="ce3" office:value-type="float" office:value="0.8032096">
            <text:p>0,8032096</text:p>
          </table:table-cell>
          <table:table-cell table:style-name="ce3" office:value-type="float" office:value="1.997859">
            <text:p>1,997859</text:p>
          </table:table-cell>
          <table:table-cell table:style-name="ce11" office:value-type="float" office:value="1.3959">
            <text:p>1,3959</text:p>
          </table:table-cell>
          <table:table-cell table:number-columns-repeated="1020"/>
        </table:table-row>
        <table:table-row table:style-name="ro1">
          <table:table-cell table:style-name="ce3" table:number-columns-repeated="4"/>
          <table:table-cell table:number-columns-repeated="1020"/>
        </table:table-row>
        <table:table-row table:style-name="ro1">
          <table:table-cell table:style-name="ce2" office:value-type="string">
            <text:p>X2_2</text:p>
          </table:table-cell>
          <table:table-cell table:style-name="ce3" office:value-type="float" office:value="1.2789704">
            <text:p>1,2789704</text:p>
          </table:table-cell>
          <table:table-cell table:style-name="ce3" office:value-type="float" office:value="2.168615">
            <text:p>2,168615</text:p>
          </table:table-cell>
          <table:table-cell table:style-name="ce3" office:value-type="float" office:value="0.9558">
            <text:p>0,9558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X3_1</text:p>
          </table:table-cell>
          <table:table-cell table:style-name="ce3" office:value-type="float" office:value="1.646246">
            <text:p>1,646246</text:p>
          </table:table-cell>
          <table:table-cell table:style-name="ce3" office:value-type="float" office:value="2.030965">
            <text:p>2,030965</text:p>
          </table:table-cell>
          <table:table-cell table:style-name="ce3" office:value-type="float" office:value="0.853144">
            <text:p>0,853144</text:p>
          </table:table-cell>
          <table:table-cell table:number-columns-repeated="1020"/>
        </table:table-row>
        <table:table-row table:style-name="ro1">
          <table:table-cell table:style-name="ce3" table:number-columns-repeated="4"/>
          <table:table-cell table:number-columns-repeated="1020"/>
        </table:table-row>
        <table:table-row table:style-name="ro1">
          <table:table-cell table:style-name="ce2" office:value-type="string">
            <text:p>Y0_1</text:p>
          </table:table-cell>
          <table:table-cell table:style-name="ce3" office:value-type="float" office:value="2.922062">
            <text:p>2,922062</text:p>
          </table:table-cell>
          <table:table-cell table:style-name="ce3" office:value-type="float" office:value="1.899974">
            <text:p>1,899974</text:p>
          </table:table-cell>
          <table:table-cell table:style-name="ce3" office:value-type="float" office:value="1.709832">
            <text:p>1,709832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Y0_2</text:p>
          </table:table-cell>
          <table:table-cell table:style-name="ce3" office:value-type="float" office:value="3.535099">
            <text:p>3,535099</text:p>
          </table:table-cell>
          <table:table-cell table:style-name="ce3" office:value-type="float" office:value="1.871002">
            <text:p>1,871002</text:p>
          </table:table-cell>
          <table:table-cell table:style-name="ce3" office:value-type="float" office:value="1.820922">
            <text:p>1,820922</text:p>
          </table:table-cell>
          <table:table-cell table:number-columns-repeated="1020"/>
        </table:table-row>
        <table:table-row table:style-name="ro1">
          <table:table-cell table:style-name="ce3" table:number-columns-repeated="4"/>
          <table:table-cell table:number-columns-repeated="1020"/>
        </table:table-row>
        <table:table-row table:style-name="ro1">
          <table:table-cell table:style-name="ce2" office:value-type="string">
            <text:p>Y1_1</text:p>
          </table:table-cell>
          <table:table-cell table:style-name="ce3" office:value-type="float" office:value="2.900701">
            <text:p>2,900701</text:p>
          </table:table-cell>
          <table:table-cell table:style-name="ce3" office:value-type="float" office:value="1.935323">
            <text:p>1,935323</text:p>
          </table:table-cell>
          <table:table-cell table:style-name="ce3" office:value-type="float" office:value="1.503815">
            <text:p>1,503815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Y1_2</text:p>
          </table:table-cell>
          <table:table-cell table:style-name="ce3" office:value-type="float" office:value="3.505416">
            <text:p>3,505416</text:p>
          </table:table-cell>
          <table:table-cell table:style-name="ce3" office:value-type="float" office:value="1.94207">
            <text:p>1,94207</text:p>
          </table:table-cell>
          <table:table-cell table:style-name="ce3" office:value-type="float" office:value="1.461586">
            <text:p>1,461586</text:p>
          </table:table-cell>
          <table:table-cell table:number-columns-repeated="1020"/>
        </table:table-row>
        <table:table-row table:style-name="ro1">
          <table:table-cell table:style-name="ce3" table:number-columns-repeated="4"/>
          <table:table-cell table:number-columns-repeated="1020"/>
        </table:table-row>
        <table:table-row table:style-name="ro1">
          <table:table-cell table:style-name="ce4" office:value-type="string">
            <text:p>Y2_1</text:p>
          </table:table-cell>
          <table:table-cell table:style-name="ce9" office:value-type="float" office:value="2.903169">
            <text:p>2,903169</text:p>
          </table:table-cell>
          <table:table-cell table:style-name="ce9" office:value-type="float" office:value="2.000727">
            <text:p>2,000727</text:p>
          </table:table-cell>
          <table:table-cell table:style-name="ce9" office:value-type="float" office:value="1.050051">
            <text:p>1,050051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4"/>
          <table:table-cell office:value-type="string">
            <text:p>Weltkoordinaten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10" office:value-type="string">
            <text:p>X</text:p>
          </table:table-cell>
          <table:table-cell table:style-name="ce10" office:value-type="string">
            <text:p>Y</text:p>
          </table:table-cell>
          <table:table-cell table:style-name="ce10" office:value-type="string">
            <text:p>Z</text:p>
          </table:table-cell>
          <table:table-cell table:style-name="ce5"/>
          <table:table-cell table:style-name="ce10" office:value-type="string">
            <text:p>X</text:p>
          </table:table-cell>
          <table:table-cell table:style-name="ce10" office:value-type="string">
            <text:p>Y</text:p>
          </table:table-cell>
          <table:table-cell table:style-name="ce10" office:value-type="string">
            <text:p>Z</text:p>
          </table:table-cell>
          <table:table-cell table:style-name="ce5" table:number-columns-repeated="1016"/>
        </table:table-row>
        <table:table-row table:style-name="ro1">
          <table:table-cell office:value-type="string">
            <text:p>0_1</text:p>
          </table:table-cell>
          <table:table-cell office:value-type="string">
            <text:p>-0.01017</text:p>
          </table:table-cell>
          <table:table-cell office:value-type="string">
            <text:p>1.93047</text:p>
          </table:table-cell>
          <table:table-cell office:value-type="string">
            <text:p><text:s/>0.66853</text:p>
          </table:table-cell>
          <table:table-cell/>
          <table:table-cell office:value-type="string">
            <text:p>2.31917</text:p>
          </table:table-cell>
          <table:table-cell office:value-type="string">
            <text:p>1.93047</text:p>
          </table:table-cell>
          <table:table-cell office:value-type="string">
            <text:p>1.75447</text:p>
          </table:table-cell>
          <table:table-cell table:number-columns-repeated="1016"/>
        </table:table-row>
        <table:table-row table:style-name="ro1">
          <table:table-cell office:value-type="string">
            <text:p>0_2</text:p>
          </table:table-cell>
          <table:table-cell office:value-type="string">
            <text:p>0.01816</text:p>
          </table:table-cell>
          <table:table-cell office:value-type="string">
            <text:p>2.01592</text:p>
          </table:table-cell>
          <table:table-cell office:value-type="string">
            <text:p>1.06723</text:p>
          </table:table-cell>
          <table:table-cell/>
          <table:table-cell office:value-type="string">
            <text:p>2.32716</text:p>
          </table:table-cell>
          <table:table-cell office:value-type="string">
            <text:p>2.01592</text:p>
          </table:table-cell>
          <table:table-cell office:value-type="string">
            <text:p>1.35577</text:p>
          </table:table-cell>
          <table:table-cell table:number-columns-repeated="1016"/>
        </table:table-row>
        <table:table-row table:style-name="ro3">
          <table:table-cell office:value-type="string">
            <text:p>0_3</text:p>
          </table:table-cell>
          <table:table-cell office:value-type="string">
            <text:p>0.06125</text:p>
          </table:table-cell>
          <table:table-cell office:value-type="string">
            <text:p>1.89313</text:p>
          </table:table-cell>
          <table:table-cell office:value-type="string">
            <text:p>1.61886</text:p>
          </table:table-cell>
          <table:table-cell/>
          <table:table-cell office:value-type="string">
            <text:p>2.24775</text:p>
          </table:table-cell>
          <table:table-cell office:value-type="string">
            <text:p>1.89313</text:p>
          </table:table-cell>
          <table:table-cell office:value-type="string">
            <text:p>0.80414</text:p>
          </table:table-cell>
          <table:table-cell table:style-name="ce14" office:value-type="string">
            <text:p>Neu</text:p>
          </table:table-cell>
          <table:table-cell table:number-columns-repeated="1015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string">
            <text:p>X0_1</text:p>
          </table:table-cell>
          <table:table-cell office:value-type="string">
            <text:p>0.49442</text:p>
          </table:table-cell>
          <table:table-cell office:value-type="string">
            <text:p>2.14329</text:p>
          </table:table-cell>
          <table:table-cell office:value-type="string">
            <text:p>0.25194</text:p>
          </table:table-cell>
          <table:table-cell/>
          <table:table-cell office:value-type="string">
            <text:p>1.81458</text:p>
          </table:table-cell>
          <table:table-cell office:value-type="string">
            <text:p>2.14329</text:p>
          </table:table-cell>
          <table:table-cell office:value-type="string">
            <text:p>2.17106</text:p>
          </table:table-cell>
          <table:table-cell table:number-columns-repeated="1016"/>
        </table:table-row>
        <table:table-row table:style-name="ro1">
          <table:table-cell office:value-type="string">
            <text:p>X0_2</text:p>
          </table:table-cell>
          <table:table-cell office:value-type="string">
            <text:p>0.82972</text:p>
          </table:table-cell>
          <table:table-cell office:value-type="string">
            <text:p>2.02507</text:p>
          </table:table-cell>
          <table:table-cell office:value-type="string">
            <text:p>0.46302</text:p>
          </table:table-cell>
          <table:table-cell/>
          <table:table-cell office:value-type="string">
            <text:p>1.47928</text:p>
          </table:table-cell>
          <table:table-cell office:value-type="string">
            <text:p>2.02507</text:p>
          </table:table-cell>
          <table:table-cell office:value-type="string">
            <text:p>1.95998</text:p>
          </table:table-cell>
          <table:table-cell table:number-columns-repeated="1016"/>
        </table:table-row>
        <table:table-row table:style-name="ro1">
          <table:table-cell office:value-type="string">
            <text:p>X0_3</text:p>
          </table:table-cell>
          <table:table-cell office:value-type="string">
            <text:p>1.60001</text:p>
          </table:table-cell>
          <table:table-cell office:value-type="string">
            <text:p>1.92349</text:p>
          </table:table-cell>
          <table:table-cell office:value-type="string">
            <text:p>0.38368</text:p>
          </table:table-cell>
          <table:table-cell/>
          <table:table-cell office:value-type="string">
            <text:p>0.70899</text:p>
          </table:table-cell>
          <table:table-cell office:value-type="string">
            <text:p>1.92349</text:p>
          </table:table-cell>
          <table:table-cell office:value-type="string">
            <text:p>2.03932</text:p>
          </table:table-cell>
          <table:table-cell table:number-columns-repeated="1016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string">
            <text:p>X1_1</text:p>
          </table:table-cell>
          <table:table-cell office:value-type="string">
            <text:p>0.48613</text:p>
          </table:table-cell>
          <table:table-cell office:value-type="string">
            <text:p>2.09020</text:p>
          </table:table-cell>
          <table:table-cell office:value-type="string">
            <text:p>0.99040</text:p>
          </table:table-cell>
          <table:table-cell/>
          <table:table-cell office:value-type="string">
            <text:p>1.82287</text:p>
          </table:table-cell>
          <table:table-cell office:value-type="string">
            <text:p>2.09020</text:p>
          </table:table-cell>
          <table:table-cell office:value-type="string">
            <text:p>1.43073</text:p>
          </table:table-cell>
          <table:table-cell table:number-columns-repeated="1016"/>
        </table:table-row>
        <table:table-row table:style-name="ro1">
          <table:table-cell office:value-type="string">
            <text:p>X1_2</text:p>
          </table:table-cell>
          <table:table-cell office:value-type="string">
            <text:p>1.00995</text:p>
          </table:table-cell>
          <table:table-cell office:value-type="string">
            <text:p>2.07455</text:p>
          </table:table-cell>
          <table:table-cell office:value-type="string">
            <text:p>1.01959</text:p>
          </table:table-cell>
          <table:table-cell/>
          <table:table-cell office:value-type="string">
            <text:p>1.29905</text:p>
          </table:table-cell>
          <table:table-cell office:value-type="string">
            <text:p>2.07455</text:p>
          </table:table-cell>
          <table:table-cell office:value-type="string">
            <text:p>1.40341</text:p>
          </table:table-cell>
          <table:table-cell table:number-columns-repeated="1016"/>
        </table:table-row>
        <table:table-row table:style-name="ro1">
          <table:table-cell office:value-type="string">
            <text:p>X1_3</text:p>
          </table:table-cell>
          <table:table-cell office:value-type="string">
            <text:p>1.54021</text:p>
          </table:table-cell>
          <table:table-cell office:value-type="string">
            <text:p>1.97640</text:p>
          </table:table-cell>
          <table:table-cell office:value-type="string">
            <text:p><text:s/>0.99923</text:p>
          </table:table-cell>
          <table:table-cell/>
          <table:table-cell office:value-type="string">
            <text:p>0.76879</text:p>
          </table:table-cell>
          <table:table-cell office:value-type="string">
            <text:p>1.97640</text:p>
          </table:table-cell>
          <table:table-cell office:value-type="string">
            <text:p>1.42377</text:p>
          </table:table-cell>
          <table:table-cell table:number-columns-repeated="1016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string">
            <text:p>X2_2</text:p>
          </table:table-cell>
          <table:table-cell office:value-type="string">
            <text:p>1.13413</text:p>
          </table:table-cell>
          <table:table-cell office:value-type="string">
            <text:p>2.03812</text:p>
          </table:table-cell>
          <table:table-cell office:value-type="string">
            <text:p><text:s/>1.40842</text:p>
          </table:table-cell>
          <table:table-cell/>
          <table:table-cell office:value-type="string">
            <text:p>1.17487</text:p>
          </table:table-cell>
          <table:table-cell office:value-type="string">
            <text:p>2.03812</text:p>
          </table:table-cell>
          <table:table-cell office:value-type="string">
            <text:p>1.01458</text:p>
          </table:table-cell>
          <table:table-cell table:number-columns-repeated="1016"/>
        </table:table-row>
        <table:table-row table:style-name="ro1">
          <table:table-cell office:value-type="string">
            <text:p>X3_1</text:p>
          </table:table-cell>
          <table:table-cell office:value-type="string">
            <text:p>0.67828</text:p>
          </table:table-cell>
          <table:table-cell office:value-type="string">
            <text:p><text:s/>2.06168</text:p>
          </table:table-cell>
          <table:table-cell office:value-type="string">
            <text:p>1.49241</text:p>
          </table:table-cell>
          <table:table-cell/>
          <table:table-cell office:value-type="string">
            <text:p>1.63072</text:p>
          </table:table-cell>
          <table:table-cell office:value-type="string">
            <text:p><text:s/>2.06168</text:p>
          </table:table-cell>
          <table:table-cell office:value-type="string">
            <text:p>0.93059</text:p>
          </table:table-cell>
          <table:table-cell table:number-columns-repeated="1016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string">
            <text:p>Y0_1</text:p>
          </table:table-cell>
          <table:table-cell office:value-type="string">
            <text:p>-0.59808</text:p>
          </table:table-cell>
          <table:table-cell office:value-type="string">
            <text:p>1.96615</text:p>
          </table:table-cell>
          <table:table-cell office:value-type="string">
            <text:p>0.67264</text:p>
          </table:table-cell>
          <table:table-cell/>
          <table:table-cell office:value-type="string">
            <text:p>2.90708</text:p>
          </table:table-cell>
          <table:table-cell office:value-type="string">
            <text:p>1.96615</text:p>
          </table:table-cell>
          <table:table-cell office:value-type="string">
            <text:p>1.75036</text:p>
          </table:table-cell>
          <table:table-cell table:number-columns-repeated="1016"/>
        </table:table-row>
        <table:table-row table:style-name="ro1">
          <table:table-cell office:value-type="string">
            <text:p>Y0_2</text:p>
          </table:table-cell>
          <table:table-cell office:value-type="string">
            <text:p>-1.20629</text:p>
          </table:table-cell>
          <table:table-cell office:value-type="string">
            <text:p>2.03948</text:p>
          </table:table-cell>
          <table:table-cell office:value-type="string">
            <text:p>0.76804</text:p>
          </table:table-cell>
          <table:table-cell/>
          <table:table-cell office:value-type="string">
            <text:p>3.51529</text:p>
          </table:table-cell>
          <table:table-cell office:value-type="string">
            <text:p>2.03948</text:p>
          </table:table-cell>
          <table:table-cell office:value-type="string">
            <text:p>1.65496</text:p>
          </table:table-cell>
          <table:table-cell table:number-columns-repeated="1016"/>
        </table:table-row>
        <table:table-row table:style-name="ro1">
          <table:table-cell office:value-type="string">
            <text:p>Y1_1</text:p>
          </table:table-cell>
          <table:table-cell office:value-type="string">
            <text:p>-0.51482</text:p>
          </table:table-cell>
          <table:table-cell office:value-type="string">
            <text:p>2.00350</text:p>
          </table:table-cell>
          <table:table-cell office:value-type="string">
            <text:p>0.91924</text:p>
          </table:table-cell>
          <table:table-cell/>
          <table:table-cell office:value-type="string">
            <text:p>2.82382</text:p>
          </table:table-cell>
          <table:table-cell office:value-type="string">
            <text:p>2.00350</text:p>
          </table:table-cell>
          <table:table-cell office:value-type="string">
            <text:p>1.50376</text:p>
          </table:table-cell>
          <table:table-cell table:number-columns-repeated="1016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string">
            <text:p>Y1_2</text:p>
          </table:table-cell>
          <table:table-cell office:value-type="string">
            <text:p>-0.51362</text:p>
          </table:table-cell>
          <table:table-cell office:value-type="string">
            <text:p>1.98462</text:p>
          </table:table-cell>
          <table:table-cell office:value-type="string">
            <text:p>1.37523</text:p>
          </table:table-cell>
          <table:table-cell/>
          <table:table-cell office:value-type="string">
            <text:p>2.82262</text:p>
          </table:table-cell>
          <table:table-cell office:value-type="string">
            <text:p>1.98462</text:p>
          </table:table-cell>
          <table:table-cell office:value-type="string">
            <text:p>1.04777</text:p>
          </table:table-cell>
          <table:table-cell table:number-columns-repeated="1016"/>
        </table:table-row>
        <table:table-row table:style-name="ro1">
          <table:table-cell office:value-type="string">
            <text:p>Y2_1</text:p>
          </table:table-cell>
          <table:table-cell office:value-type="string">
            <text:p>-1.27817</text:p>
          </table:table-cell>
          <table:table-cell office:value-type="string">
            <text:p>1.97127</text:p>
          </table:table-cell>
          <table:table-cell office:value-type="string">
            <text:p><text:s/>0.66211</text:p>
          </table:table-cell>
          <table:table-cell/>
          <table:table-cell office:value-type="string">
            <text:p>3.58717</text:p>
          </table:table-cell>
          <table:table-cell office:value-type="string">
            <text:p>1.97127</text:p>
          </table:table-cell>
          <table:table-cell office:value-type="string">
            <text:p>1.76089</text:p>
          </table:table-cell>
          <table:table-cell table:number-columns-repeated="101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3">13.12.2013</text:date>, <text:time>08:00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12T14:05:12.66</meta:creation-date>
    <dc:date>2013-12-13T08:00:37.59</dc:date>
    <meta:editing-duration>P3DT13H15M30S</meta:editing-duration>
    <meta:editing-cycles>6</meta:editing-cycles>
    <meta:generator>OpenOffice.org/3.4.1$Win32 OpenOffice.org_project/341m1$Build-9593</meta:generator>
    <meta:document-statistic meta:table-count="3" meta:cell-count="188" meta:object-count="0"/>
  </office:meta>
</office:document-meta>
</file>